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5C39BAE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fill-color="#ffffff" draw:auto-grow-height="true" fo:min-height="2.843cm"/>
    </style:style>
    <style:style style:name="pr2" style:family="presentation" style:parent-style-name="lyt-blackandwhite-outline1">
      <style:graphic-properties draw:fill-color="#ffffff" fo:min-height="10.33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2.179cm"/>
    </style:style>
    <style:style style:name="pr6" style:family="presentation" style:parent-style-name="lyt-blackandwhite-notes">
      <style:graphic-properties draw:fill-color="#ffffff" fo:min-height="13.364cm"/>
    </style:style>
    <style:style style:name="pr7" style:family="presentation" style:parent-style-name="lyt-blackandwhite-title">
      <style:graphic-properties draw:auto-grow-height="true" fo:min-height="2.843cm"/>
    </style:style>
    <style:style style:name="pr8" style:family="presentation" style:parent-style-name="lyt-blackandwhite-outline1">
      <style:graphic-properties draw:auto-grow-height="true" fo:min-height="5.808cm"/>
    </style:style>
    <style:style style:name="pr9" style:family="presentation" style:parent-style-name="lyt-blackandwhite-outline1">
      <style:graphic-properties fo:min-height="12.248cm"/>
    </style:style>
    <style:style style:name="pr10" style:family="presentation" style:parent-style-name="lyt-blackandwhite-outline1">
      <style:graphic-properties fo:min-height="12.259cm"/>
    </style:style>
    <style:style style:name="pr11" style:family="presentation" style:parent-style-name="lyt-blackandwhite-outline1">
      <style:graphic-properties draw:auto-grow-height="true" fo:min-height="12.1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start"/>
      <style:text-properties fo:font-size="22pt" style:font-size-asian="22pt" style:font-size-complex="22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margin-left="0cm" fo:margin-right="0cm" fo:text-align="start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text-style-name="P1" draw:layer="layout" svg:width="23.5cm" svg:height="2.843cm" svg:x="2cm" svg:y="1.9cm" presentation:class="title">
          <draw:text-box>
            <text:p text:style-name="P1">C Program Correctness Checker</text:p>
          </draw:text-box>
        </draw:frame>
        <draw:frame presentation:style-name="pr2" draw:text-style-name="P3" draw:layer="layout" svg:width="24.599cm" svg:height="10.336cm" svg:x="2cm" svg:y="5.414cm" presentation:class="outline" presentation:user-transformed="true">
          <draw:text-box>
            <text:list text:style-name="L2">
              <text:list-header>
                <text:p text:style-name="P1"/>
              </text:list-header>
            </text:list>
            <text:p text:style-name="P2">A Logic Programming project </text:p>
            <text:p text:style-name="P2">by David Poulio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 presentation:user-transformed="true">
          <draw:text-box>
            <text:p>Symbolic Input</text:p>
          </draw:text-box>
        </draw:frame>
        <draw:frame presentation:style-name="pr5" draw:layer="layout" svg:width="24.599cm" svg:height="12.179cm" svg:x="2cm" svg:y="5.414cm" presentation:class="outline" presentation:user-transformed="true">
          <draw:text-box>
            <text:p>Statically analyze a C program with symbolic input to check for errors.</text:p>
            <text:list text:style-name="L2">
              <text:list-item>
                <text:p>Integer Overflow</text:p>
              </text:list-item>
              <text:list-item>
                <text:p>Array Overflow</text:p>
              </text:list-item>
              <text:list-item>
                <text:p>Divide by Zero </text:p>
              </text:list-item>
              <text:list-item>
                <text:p>Struct Overflow <text:s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Example – Int Overflow</text:p>
          </draw:text-box>
        </draw:frame>
        <draw:frame presentation:style-name="pr5" draw:text-style-name="P5" draw:layer="layout" svg:width="24.599cm" svg:height="12.179cm" svg:x="2cm" svg:y="5.414cm" presentation:class="outline" presentation:user-transformed="true">
          <draw:text-box>
            <text:p text:style-name="P5"><text:span text:style-name="T1">/* Int_overflow_test.c */</text:span></text:p>
            <text:p text:style-name="P5"><text:span text:style-name="T1">int main(int argc, char** argv)</text:span></text:p>
            <text:p text:style-name="P5"><text:span text:style-name="T1">{</text:span></text:p>
            <text:p text:style-name="P5"><text:span text:style-name="T1"><text:s text:c="3"/></text:span><text:span text:style-name="T1">int elements; <text:s/>// elements is symbolic</text:span><text:span text:style-name="T1"><text:tab/></text:span></text:p>
            <text:p text:style-name="P5"><text:span text:style-name="T1"><text:s text:c="3"/></text:span><text:span text:style-name="T1">int y = elements + 5; // potential int overflow </text:span></text:p>
            <text:p text:style-name="P6"><text:span text:style-name="T1"><text:s text:c="3"/></text:span><text:span text:style-name="T1">return 0;</text:span></text:p>
            <text:p text:style-name="P5"><text:span text:style-name="T1">}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Example – Array Overflow</text:p>
          </draw:text-box>
        </draw:frame>
        <draw:frame presentation:style-name="pr5" draw:text-style-name="P5" draw:layer="layout" svg:width="24.599cm" svg:height="12.179cm" svg:x="2cm" svg:y="5.414cm" presentation:class="outline" presentation:user-transformed="true">
          <draw:text-box>
            <text:p text:style-name="P5"><text:span text:style-name="T1">/* dynamic_array_test.c */</text:span></text:p>
            <text:p text:style-name="P5"><text:span text:style-name="T1">int main(int argc, char** argv){</text:span></text:p>
            <text:p text:style-name="P5"><text:span text:style-name="T1"><text:s text:c="3"/></text:span><text:span text:style-name="T1">int elements; <text:s/>// elements is symbolic</text:span><text:span text:style-name="T1"><text:tab/></text:span></text:p>
            <text:p text:style-name="P5"><text:span text:style-name="T1"><text:s text:c="3"/></text:span><text:span text:style-name="T1">int* some_array = malloc(elements * sizeof(int));</text:span></text:p>
            <text:p text:style-name="P5"><text:span text:style-name="T1"><text:s text:c="3"/></text:span><text:span text:style-name="T1">some_array[10] = 42;</text:span><text:span text:style-name="T1"><text:tab/></text:span><text:span text:style-name="T1"><text:tab/></text:span><text:span text:style-name="T1"> /* overflow if elements &lt; 10 */</text:span></text:p>
            <text:p text:style-name="P5"><text:span text:style-name="T1"><text:s text:c="3"/></text:span><text:span text:style-name="T1">free(some_array);</text:span></text:p>
            <text:p text:style-name="P5"><text:span text:style-name="T1">return 0;</text:span></text:p>
            <text:p text:style-name="P5"><text:span text:style-name="T1">}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Game plan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2">
              <text:list-item>
                <text:p>Design a Haskell Data Structure to represent a C program <text:s/></text:p>
              </text:list-item>
              <text:list-item>
                <text:p>Write a parser for this data structure that parses the program and creates a solver query</text:p>
              </text:list-item>
              <text:list-item>
                <text:p>Pass the query to the solver to see if any errors are fou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5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The Parser</text:p>
          </draw:text-box>
        </draw:frame>
        <draw:frame presentation:style-name="pr8" draw:text-style-name="P1" draw:layer="layout" svg:width="12.003cm" svg:height="5.808cm" svg:x="2cm" svg:y="5.414cm" presentation:class="outline">
          <draw:text-box>
            <text:p text:style-name="P1"><text:s text:c="2"/></text:p>
          </draw:text-box>
        </draw:frame>
        <draw:frame presentation:style-name="pr9" draw:layer="layout" svg:width="12.003cm" svg:height="12.248cm" svg:x="2cm" svg:y="5.334cm" presentation:class="outline" presentation:user-transformed="true">
          <draw:text-box>
            <text:p text:style-name="P8">C code:</text:p>
            <text:p>Int index;</text:p>
            <text:p>index = 8 + 5;</text:p>
            <text:p/>
            <text:p/>
          </draw:text-box>
        </draw:frame>
        <draw:frame presentation:style-name="pr10" draw:layer="layout" svg:width="12.003cm" svg:height="12.259cm" svg:x="14.604cm" svg:y="5.334cm" presentation:class="outline" presentation:user-transformed="true">
          <draw:text-box>
            <text:p text:style-name="P8">Yices code</text:p>
            <text:p>(define index::int)</text:p>
            <text:p>(assert ( = ( + 8 5 ) index ))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1T1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Prefix notation</text:p>
          </draw:text-box>
        </draw:frame>
        <draw:frame presentation:style-name="pr5" draw:layer="layout" svg:width="24.599cm" svg:height="13.129cm" svg:x="2cm" svg:y="5.414cm" presentation:class="outline" presentation:user-transformed="true">
          <draw:text-box>
            <text:p>All the C expressions had to be converted to prefix notation for the Yices solver.</text:p>
            <text:p/>
            <text:p>X = 5 + 4 + 9 / 7 * 33</text:p>
            <text:p>Becomes</text:p>
            <text:p>( = ( + ( * 33 ( / 9 7 ) ) ( + 5 4 ) ) x )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Shunting-yard algorithm</text:p>
          </draw:text-box>
        </draw:frame>
        <draw:frame presentation:style-name="pr5" draw:layer="layout" svg:width="24.599cm" svg:height="13.955cm" svg:x="2cm" svg:y="5.414cm" presentation:class="outline" presentation:user-transformed="true">
          <draw:text-box>
            <text:list text:style-name="L2">
              <text:list-header>
                <text:p text:style-name="P9">I used a version of the shunting yard algorithm by Dijkstra</text:p>
              </text:list-header>
            </text:list>
            <text:p text:style-name="P9"><text:span text:style-name="T1">Like the evaluation of RPN, the shunting yard algorithm is stack-based. For the conversion there are two text variables (strings), the input and the output. There is also a stack that holds operators not yet added to the output queue. To convert, the program reads each symbol in order and does something based on that symbol.</text:span></text:p>
            <text:p text:style-name="P8"><text:span text:style-name="T2"><text:a xlink:href="http://en.wikipedia.org/wiki/Shunting-yard_algorithm" xlink:type="simple">http://en.wikipedia.org/wiki/Shunting-yard_algorithm</text:a></text:span></text:p>
            <text:p text:style-name="P8"><text:span text:style-name="T2"/></text:p>
            <text:p/>
            <text:p>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Test 1</text:p>
          </draw:text-box>
        </draw:frame>
        <draw:frame presentation:style-name="pr5" draw:layer="layout" svg:width="24.599cm" svg:height="13.629cm" svg:x="2cm" svg:y="5.414cm" presentation:class="outline" presentation:user-transformed="true">
          <draw:text-box>
            <text:p>t2 = ["/* static_array_test */", </text:p>
            <text:p><text:s text:c="7"/>"int main(int argc, char** argv)",</text:p>
            <text:p><text:s text:c="7"/>"{",</text:p>
            <text:p><text:s text:c="7"/>"int index;", </text:p>
            <text:p><text:s text:c="7"/>"int next;", </text:p>
            <text:p><text:s text:c="7"/>"index = 5 + 8;", </text:p>
            <text:p><text:s text:c="7"/>"next = index * 2;", </text:p>
            <text:p><text:s text:c="7"/>"}"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Test1</text:p>
          </draw:text-box>
        </draw:frame>
        <draw:frame presentation:style-name="pr5" draw:text-style-name="P10" draw:layer="layout" svg:width="24.599cm" svg:height="13.941cm" svg:x="2cm" svg:y="5.414cm" presentation:class="outline" presentation:user-transformed="true">
          <draw:text-box>
            <text:p text:style-name="P10"><text:span text:style-name="T3">(define index::int)</text:span></text:p>
            <text:p text:style-name="P10"><text:span text:style-name="T3">(define next::int)</text:span></text:p>
            <text:p text:style-name="P10"><text:span text:style-name="T3">(assert ( = ( + 5 8 ) index ))</text:span></text:p>
            <text:p text:style-name="P10"><text:span text:style-name="T3">(assert ( = ( * 2 index ) next ))</text:span></text:p>
            <text:p text:style-name="P10"><text:span text:style-name="T3">(assert (or (&gt; index 2147483647)</text:span></text:p>
            <text:p text:style-name="P10"><text:span text:style-name="T3"><text:s text:c="7"/></text:span><text:span text:style-name="T3">(&lt; index -2147483648)</text:span></text:p>
            <text:p text:style-name="P10"><text:span text:style-name="T3"><text:s text:c="7"/></text:span><text:span text:style-name="T3">(&gt; next 2147483647)</text:span></text:p>
            <text:p text:style-name="P10"><text:span text:style-name="T3"><text:s text:c="7"/></text:span><text:span text:style-name="T3">(&lt; next -2147483648) ))</text:span></text:p>
            <text:p text:style-name="P10"><text:span text:style-name="T3">(check)</text:span></text:p>
            <text:p text:style-name="P10"><text:span text:style-name="T3">(show-mode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Test1 results</text:p>
          </draw:text-box>
        </draw:frame>
        <draw:frame presentation:style-name="pr5" draw:layer="layout" svg:width="24.599cm" svg:height="12.179cm" svg:x="2cm" svg:y="5.414cm" presentation:class="outline" presentation:user-transformed="true">
          <draw:text-box>
            <text:p>yices test.ys</text:p>
            <text:p>unsat</text:p>
            <text:p>unsat</text:p>
            <text:p>The context is unsat. No model.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Test2</text:p>
          </draw:text-box>
        </draw:frame>
        <draw:frame presentation:style-name="pr5" draw:layer="layout" svg:width="24.599cm" svg:height="12.179cm" svg:x="2cm" svg:y="5.414cm" presentation:class="outline" presentation:user-transformed="true">
          <draw:text-box>
            <text:p>t3 = ["/* static_array_test */", </text:p>
            <text:p>"int main(int argc, char** argv)",</text:p>
            <text:p>"{",</text:p>
            <text:p>"int index;", </text:p>
            <text:p>"int next;", </text:p>
            <text:p>"next = index * 2;", </text:p>
            <text:p>"}"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Test2</text:p>
          </draw:text-box>
        </draw:frame>
        <draw:frame presentation:style-name="pr5" draw:text-style-name="P11" draw:layer="layout" svg:width="24.599cm" svg:height="13.226cm" svg:x="2cm" svg:y="5.414cm" presentation:class="outline" presentation:user-transformed="true">
          <draw:text-box>
            <text:p text:style-name="P11"><text:span text:style-name="T2">(define index::int)</text:span></text:p>
            <text:p text:style-name="P11"><text:span text:style-name="T2">(define next::int)</text:span></text:p>
            <text:p text:style-name="P11"><text:span text:style-name="T2">(assert ( = ( * 2 index ) next ))</text:span></text:p>
            <text:p text:style-name="P11"><text:span text:style-name="T2">(assert (or (&gt; index 2147483647)</text:span></text:p>
            <text:p text:style-name="P11"><text:span text:style-name="T2"><text:s text:c="18"/></text:span><text:span text:style-name="T2">(&lt; index -2147483648)</text:span></text:p>
            <text:p text:style-name="P11"><text:span text:style-name="T2"><text:s text:c="18"/></text:span><text:span text:style-name="T2">(&gt; next 2147483647)</text:span></text:p>
            <text:p text:style-name="P11"><text:span text:style-name="T2"><text:s text:c="18"/></text:span><text:span text:style-name="T2">(&lt; next -2147483648) ))</text:span></text:p>
            <text:p text:style-name="P11"><text:span text:style-name="T2">(check)</text:span></text:p>
            <text:p text:style-name="P11"><text:span text:style-name="T2">(show-mode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Test2 results</text:p>
          </draw:text-box>
        </draw:frame>
        <draw:frame presentation:style-name="pr5" draw:layer="layout" svg:width="24.599cm" svg:height="12.179cm" svg:x="2cm" svg:y="5.414cm" presentation:class="outline" presentation:user-transformed="true">
          <draw:text-box>
            <text:p>yices test.ys</text:p>
            <text:p>sat</text:p>
            <text:p>(= index -2147483649)</text:p>
            <text:p>(= next -4294967298)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3T3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Branches</text:p>
          </draw:text-box>
        </draw:frame>
        <draw:frame presentation:style-name="pr11" draw:text-style-name="P12" draw:layer="layout" svg:width="12.003cm" svg:height="12.179cm" svg:x="2cm" svg:y="5.414cm" presentation:class="outline">
          <draw:text-box>
            <text:p text:style-name="P12">Int x, y;</text:p>
            <text:p text:style-name="P1">If( x &lt; 10)</text:p>
            <text:p text:style-name="P1"><text:s text:c="4"/>y = 4;</text:p>
            <text:p text:style-name="P1">else</text:p>
            <text:p text:style-name="P1"><text:s text:c="4"/>y = 6; </text:p>
          </draw:text-box>
        </draw:frame>
        <draw:frame presentation:style-name="pr5" draw:layer="layout" svg:width="12.003cm" svg:height="13.226cm" svg:x="14.604cm" svg:y="5.414cm" presentation:class="outline" presentation:user-transformed="true">
          <draw:text-box>
            <text:p text:style-name="P11"><text:span text:style-name="T2">(define x::int)</text:span></text:p>
            <text:p text:style-name="P11"><text:span text:style-name="T2">(define y::int)</text:span></text:p>
            <text:p text:style-name="P11"><text:span text:style-name="T2">(assert (&lt; <text:s/>x 10 ))</text:span></text:p>
            <text:p text:style-name="P11"><text:span text:style-name="T2">(assert (= y 4))</text:span></text:p>
            <text:p text:style-name="P11"><text:span text:style-name="T2">----------------------------------</text:span></text:p>
            <text:p text:style-name="P11"><text:span text:style-name="T2">(define x::int)</text:span></text:p>
            <text:p text:style-name="P11"><text:span text:style-name="T2">(define y::int)</text:span></text:p>
            <text:p text:style-name="P11"><text:span text:style-name="T2">(assert (&gt;= <text:s/>x 10 ))</text:span></text:p>
            <text:p text:style-name="P11"><text:span text:style-name="T2">(assert (= y 6)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Alternative to branching</text:p>
          </draw:text-box>
        </draw:frame>
        <draw:frame presentation:style-name="pr5" draw:layer="layout" svg:width="24.599cm" svg:height="12.179cm" svg:x="2cm" svg:y="5.414cm" presentation:class="outline" presentation:user-transformed="true">
          <draw:text-box>
            <text:p>if-Then-Else</text:p>
            <text:p>Yices provides an if-then-else construct that applies to any type. An if-then-else term can</text:p>
            <text:p>be written using either one of the two following forms</text:p>
            <text:p>(ite &lt;c&gt; &lt;t1&gt; &lt;t2&gt;) (if &lt;c&gt; &lt;t1&gt; &lt;t2&gt;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Arrays</text:p>
          </draw:text-box>
        </draw:frame>
        <draw:frame presentation:style-name="pr5" draw:layer="layout" svg:width="24.599cm" svg:height="12.179cm" svg:x="2cm" svg:y="5.414cm" presentation:class="outline">
          <draw:text-box>
            <text:p>How to represent?</text:p>
            <text:list text:style-name="L2">
              <text:list-item>
                <text:p>Function types - Yices does not have a distinct type construct for arrays. In Yices, arrays are the same as functions</text:p>
              </text:list-item>
              <text:list-item>
                <text:p>Bitvector</text:p>
              </text:list-item>
              <text:list-item>
                <text:p>N separate variable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Loops</text:p>
          </draw:text-box>
        </draw:frame>
        <draw:frame presentation:style-name="pr5" draw:layer="layout" svg:width="24.599cm" svg:height="14.431cm" svg:x="2cm" svg:y="5.414cm" presentation:class="outline" presentation:user-transformed="true">
          <draw:text-box>
            <text:p>Int x = 0;</text:p>
            <text:p>For (i = 0; i &lt; 10; i++){</text:p>
            <text:p><text:s text:c="5"/>X++;</text:p>
            <text:p>}</text:p>
            <text:p text:style-name="P11"><text:span text:style-name="T2">(define x::int)</text:span></text:p>
            <text:p text:style-name="P11"><text:span text:style-name="T2">(define i::int)</text:span></text:p>
            <text:p text:style-name="P11"><text:span text:style-name="T2">(assert (&lt; <text:s/>i 10 ))</text:span></text:p>
            <text:p text:style-name="P11"><text:span text:style-name="T2">(assert (= x ??))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>
            <draw:text-box>
              <text:p>Many static analyzers cannot handle loops or recursion. <text:s text:c="2"/></text:p>
            </draw:text-box>
          </draw:frame>
        </presentation:notes>
      </draw:page>
      <draw:page draw:name="page19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Function Calls</text:p>
          </draw:text-box>
        </draw:frame>
        <draw:frame presentation:style-name="pr5" draw:layer="layout" svg:width="24.599cm" svg:height="12.179cm" svg:x="2cm" svg:y="5.414cm" presentation:class="outline">
          <draw:text-box>
            <text:list text:style-name="L2">
              <text:list-item>
                <text:p>Ignore if void function and the function doesn't modify global state</text:p>
              </text:list-item>
              <text:list-item>
                <text:p>If there is a return value, analyze the function being called to get constraints on possible return valu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ackandwhite" presentation:presentation-page-layout-name="AL3T3">
        <office:forms form:automatic-focus="false" form:apply-design-mode="false"/>
        <draw:frame presentation:style-name="pr7" draw:layer="layout" svg:width="23.5cm" svg:height="2.843cm" svg:x="2cm" svg:y="1.9cm" presentation:class="title">
          <draw:text-box>
            <text:p>Function Call Example</text:p>
          </draw:text-box>
        </draw:frame>
        <draw:frame presentation:style-name="pr11" draw:text-style-name="P5" draw:layer="layout" svg:width="12.003cm" svg:height="12.179cm" svg:x="2cm" svg:y="5.414cm" presentation:class="outline">
          <draw:text-box>
            <text:p text:style-name="P5"><text:span text:style-name="T1">/* Int_overflow_test.c */</text:span></text:p>
            <text:p text:style-name="P5"><text:span text:style-name="T1">int main(int argc, char** argv)</text:span></text:p>
            <text:p text:style-name="P5"><text:span text:style-name="T1">{ </text:span><text:span text:style-name="T1"><text:tab/></text:span></text:p>
            <text:p text:style-name="P5"><text:span text:style-name="T1"><text:s text:c="3"/></text:span><text:span text:style-name="T1">Int elements; <text:s/>// symbolic</text:span></text:p>
            <text:p text:style-name="P5"><text:span text:style-name="T1"><text:s text:c="3"/></text:span><text:span text:style-name="T1">int y = test(elements ); </text:span></text:p>
            <text:p text:style-name="P5"><text:span text:style-name="T1">}</text:span></text:p>
            <text:p text:style-name="P5"><text:span text:style-name="T1">Int test(int e){</text:span></text:p>
            <text:p text:style-name="P5"><text:span text:style-name="T1"><text:s text:c="4"/></text:span><text:span text:style-name="T1">Return e % 100;</text:span></text:p>
            <text:p text:style-name="P5"><text:span text:style-name="T1">}</text:span></text:p>
          </draw:text-box>
        </draw:frame>
        <draw:frame presentation:style-name="pr5" draw:layer="layout" svg:width="12.003cm" svg:height="12.179cm" svg:x="14.604cm" svg:y="5.414cm" presentation:class="outline" presentation:user-transformed="true">
          <draw:text-box>
            <text:p text:style-name="P11"><text:span text:style-name="T2">(define elements::int)</text:span></text:p>
            <text:p text:style-name="P11"><text:span text:style-name="T2">(define y::int)</text:span></text:p>
            <text:p text:style-name="P11"><text:span text:style-name="T2">(assert (and </text:span></text:p>
            <text:p text:style-name="P11"><text:span text:style-name="T2"><text:s text:c="17"/></text:span><text:span text:style-name="T2">(&gt;= y 0)</text:span></text:p>
            <text:p text:style-name="P11"><text:span text:style-name="T2"><text:s text:c="17"/></text:span><text:span text:style-name="T2">(&lt; y 100)))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Future work</text:p>
          </draw:text-box>
        </draw:frame>
        <draw:frame presentation:style-name="pr5" draw:layer="layout" svg:width="24.599cm" svg:height="12.179cm" svg:x="2cm" svg:y="5.414cm" presentation:class="outline">
          <draw:text-box>
            <text:p>Implement</text:p>
            <text:list text:style-name="L2">
              <text:list-item>
                <text:p>Branching</text:p>
              </text:list-item>
              <text:list-item>
                <text:p>Arrays</text:p>
              </text:list-item>
              <text:list-item>
                <text:p>Structs</text:p>
              </text:list-item>
              <text:list-item>
                <text:p>Loops</text:p>
              </text:list-item>
              <text:list-item>
                <text:p>Function Calls</text:p>
              </text:list-item>
              <text:list-item>
                <text:p>Recur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>
          <draw:text-box>
            <text:p>Questions?</text:p>
          </draw:text-box>
        </draw:frame>
        <draw:frame presentation:style-name="pr5" draw:layer="layout" svg:width="24.599cm" svg:height="12.179cm" svg:x="2cm" svg:y="5.4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ackandwhite" style:page-layout-name="PM1" draw:style-name="Mdp1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79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title>Black and White</dc:title>
    <dc:description>Presentation Layout Template</dc:description>
    <meta:creation-date>2014-12-02T20:55:21</meta:creation-date>
    <dc:language>en-US</dc:language>
    <meta:editing-cycles>29</meta:editing-cycles>
    <meta:editing-duration>PT1H54M12S</meta:editing-duration>
    <meta:initial-creator>David </meta:initial-creator>
    <dc:date>2014-12-02T22:56:25</dc:date>
    <dc:creator>David </dc:creator>
    <meta:document-statistic meta:object-count="116"/>
    <meta:user-defined meta:name="Info 1"/>
    <meta:user-defined meta:name="Info 2"/>
    <meta:user-defined meta:name="Info 3"/>
    <meta:user-defined meta:name="Info 4"/>
    <meta:template xlink:type="simple" xlink:actuate="onRequest" xlink:title="Black and White" xlink:href="../../../../../../usr/lib/libreoffice/share/template/common/layout/lyt-blackandwhite.otp" meta:date="2006-12-14T14:28:03"/>
  </office:meta>
</office:document-meta>
</file>